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iberation Serif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11b5014" officeooo:paragraph-rsid="011b5014"/>
    </style:style>
    <style:style style:name="P2" style:family="paragraph" style:parent-style-name="_32_.1._b9__20__5b_tex_5d__20_Numeração_20_........................................_20__28_11_3b_normal_3b_direita_3b_simples_29_">
      <style:paragraph-properties fo:text-align="end" style:justify-single-word="false"/>
      <style:text-properties officeooo:paragraph-rsid="00fa31b5"/>
    </style:style>
    <style:style style:name="P3" style:family="paragraph" style:parent-style-name="_33_.1._b9__20__5b_pós_5d__20_Referências_20_......................................_20__28_12_2b_normal_2b_justificado_2b_1_2c_15_29_">
      <style:paragraph-properties fo:margin-left="0cm" fo:margin-right="0cm" fo:text-indent="0cm" style:auto-text-indent="false"/>
      <style:text-properties style:font-name="Liberation Mono"/>
    </style:style>
    <style:style style:name="P4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Liberation Mono" officeooo:paragraph-rsid="00226011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Mono" fo:font-weight="bold"/>
    </style:style>
    <style:style style:name="P7" style:family="paragraph" style:parent-style-name="_31_.3._b9__20__5b_pré_5d__20_subtítulo_20_.............................................._20__28_12_2b_normal_2b_centrado_2b_simples_29_">
      <style:text-properties style:font-name="Liberation Mono" fo:font-size="12pt" officeooo:paragraph-rsid="002050f3" style:font-size-asian="12pt" style:font-size-complex="12pt"/>
    </style:style>
    <style:style style:name="P8" style:family="paragraph" style:parent-style-name="_33_.1._b9__20__5b_pós_5d__20_Referências_20_......................................_20__28_12_2b_normal_2b_justificado_2b_1_2c_15_29_">
      <style:text-properties style:font-name="Liberation Mono"/>
    </style:style>
    <style:style style:name="P9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Preformatted_20_Text">
      <style:text-properties style:font-name="Liberation Mono" fo:font-size="11pt" style:font-size-asian="11pt" style:font-size-complex="11pt"/>
    </style:style>
    <style:style style:name="P11" style:family="paragraph" style:parent-style-name="Standard">
      <style:text-properties style:font-name="Liberation Mono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weight="bold"/>
    </style:style>
    <style:style style:name="P13" style:family="paragraph" style:parent-style-name="Standard">
      <style:paragraph-properties fo:text-align="start" style:justify-single-word="false"/>
      <style:text-properties style:font-name="Liberation Mono" fo:font-weight="bold" officeooo:paragraph-rsid="00235d48"/>
    </style:style>
    <style:style style:name="P14" style:family="paragraph" style:parent-style-name="Standard">
      <style:paragraph-properties fo:text-align="center" style:justify-single-word="false"/>
      <style:text-properties style:font-name="Liberation Mono" fo:font-weight="bold" officeooo:rsid="002d6aed" officeooo:paragraph-rsid="002d6ae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Mono" officeooo:rsid="002d6aed" officeooo:paragraph-rsid="002d6aed"/>
    </style:style>
    <style:style style:name="P16" style:family="paragraph" style:parent-style-name="Standard">
      <style:paragraph-properties style:line-height-at-least="0.721cm" fo:text-align="start" style:justify-single-word="false"/>
      <style:text-properties fo:color="#cccccc" style:font-name="Droid Sans Mono" fo:font-size="15.1499996185303pt" fo:font-weight="normal" fo:background-color="#242424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Liberation Mono" officeooo:paragraph-rsid="00226011"/>
    </style:style>
    <style:style style:name="P18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style:font-name="Liberation Mono" fo:font-weight="bold"/>
    </style:style>
    <style:style style:name="P19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style:font-name="Liberation Mono" fo:font-weight="bold" style:font-weight-asian="bold" style:font-weight-complex="bold"/>
    </style:style>
    <style:style style:name="P20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style:font-name="Liberation Mono"/>
    </style:style>
    <style:style style:name="P21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style:font-name="Liberation Mono" officeooo:paragraph-rsid="00235d48"/>
    </style:style>
    <style:style style:name="P22" style:family="paragraph" style:parent-style-name="Standard">
      <style:paragraph-properties fo:margin-left="0.499cm" fo:margin-right="0cm" fo:text-align="start" style:justify-single-word="false" fo:text-indent="0cm" style:auto-text-indent="false"/>
      <style:text-properties style:font-name="Liberation Mono" officeooo:paragraph-rsid="0023e813"/>
    </style:style>
    <style:style style:name="P23" style:family="paragraph" style:parent-style-name="Standard">
      <style:paragraph-properties fo:margin-left="0.998cm" fo:margin-right="0cm" fo:text-align="start" style:justify-single-word="false" fo:text-indent="0cm" style:auto-text-indent="false"/>
      <style:text-properties style:font-name="Liberation Mono"/>
    </style:style>
    <style:style style:name="P24" style:family="paragraph" style:parent-style-name="Standard">
      <style:paragraph-properties fo:margin-left="0.998cm" fo:margin-right="0cm" fo:text-align="start" style:justify-single-word="false" fo:text-indent="0cm" style:auto-text-indent="false"/>
      <style:text-properties style:font-name="Liberation Mono" officeooo:paragraph-rsid="0023e813"/>
    </style:style>
    <style:style style:name="P25" style:family="paragraph" style:parent-style-name="Standard">
      <style:paragraph-properties fo:margin-left="0.998cm" fo:margin-right="0cm" fo:text-align="start" style:justify-single-word="false" fo:text-indent="0cm" style:auto-text-indent="false"/>
      <style:text-properties style:font-name="Liberation Mono" officeooo:rsid="00295510" officeooo:paragraph-rsid="00295510"/>
    </style:style>
    <style:style style:name="P26" style:family="paragraph" style:parent-style-name="Standard">
      <style:paragraph-properties fo:margin-left="1.498cm" fo:margin-right="0cm" fo:text-align="start" style:justify-single-word="false" fo:text-indent="0cm" style:auto-text-indent="false"/>
      <style:text-properties style:font-name="Liberation Mono"/>
    </style:style>
    <style:style style:name="P27" style:family="paragraph" style:parent-style-name="Standard">
      <style:paragraph-properties fo:margin-left="1.498cm" fo:margin-right="0cm" fo:text-align="start" style:justify-single-word="false" fo:text-indent="0cm" style:auto-text-indent="false"/>
    </style:style>
    <style:style style:name="P28" style:family="paragraph" style:parent-style-name="Standard">
      <style:paragraph-properties fo:margin-left="1.997cm" fo:margin-right="0cm" fo:text-align="start" style:justify-single-word="false" fo:text-indent="0cm" style:auto-text-indent="false"/>
      <style:text-properties style:font-name="Liberation Mono"/>
    </style:style>
    <style:style style:name="P29" style:family="paragraph" style:parent-style-name="Standard">
      <style:paragraph-properties fo:margin-left="2.496cm" fo:margin-right="0cm" fo:text-align="start" style:justify-single-word="false" fo:text-indent="0cm" style:auto-text-indent="false"/>
      <style:text-properties style:font-name="Liberation Mono"/>
    </style:style>
    <style:style style:name="P30" style:family="paragraph" style:parent-style-name="_31_.3._20__5b_pré_5d__20_TÍTULO_20_.................................................._20__28_12_2b_negrito_2b_centrado_2b_simples_29_" style:master-page-name="_32_.1._20_Introdução">
      <style:paragraph-properties fo:margin-left="0cm" fo:margin-right="0cm" fo:margin-top="0cm" fo:margin-bottom="0cm" loext:contextual-spacing="false" fo:line-height="100%" fo:text-align="center" style:justify-single-word="false" style:register-true="true" fo:text-indent="0cm" style:auto-text-indent="false" style:page-number="auto" style:shadow="none">
        <style:tab-stops/>
      </style:paragraph-properties>
      <style:text-properties fo:text-transform="uppercase" style:font-name="Liberation Mono" fo:font-weight="bold" officeooo:rsid="00201984" style:font-weight-asian="normal"/>
    </style:style>
    <style:style style:name="P31" style:family="paragraph" style:parent-style-name="_32_.2._b9__20__5b_tex_5d__20_PRIMÁRIAS_20_....................................._20__28_12_2b_negrito_2b_esquerda_2b_1_2c_5_29_">
      <style:text-properties style:font-name="Liberation Mono"/>
    </style:style>
    <style:style style:name="P32" style:family="paragraph" style:parent-style-name="Standard" style:list-style-name="L1">
      <style:paragraph-properties fo:text-align="start" style:justify-single-word="false"/>
    </style:style>
    <style:style style:name="P33" style:family="paragraph" style:parent-style-name="Standard" style:list-style-name="L2">
      <style:paragraph-properties fo:text-align="start" style:justify-single-word="false"/>
      <style:text-properties officeooo:paragraph-rsid="0028f8a7"/>
    </style:style>
    <style:style style:name="P34" style:family="paragraph" style:parent-style-name="Standard" style:list-style-name="L2">
      <style:paragraph-properties fo:text-align="start" style:justify-single-word="false"/>
      <style:text-properties officeooo:paragraph-rsid="0027a10f"/>
    </style:style>
    <style:style style:name="P35" style:family="paragraph" style:parent-style-name="Standard" style:list-style-name="L3">
      <style:paragraph-properties fo:text-align="start" style:justify-single-word="false"/>
      <style:text-properties officeooo:paragraph-rsid="002ccc1f"/>
    </style:style>
    <style:style style:name="P36" style:family="paragraph" style:parent-style-name="Standard" style:list-style-name="L4">
      <style:paragraph-properties fo:text-align="start" style:justify-single-word="false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Liberation Mono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Liberation Mono" officeooo:paragraph-rsid="0028f8a7"/>
    </style:style>
    <style:style style:name="P39" style:family="paragraph" style:parent-style-name="Standard" style:list-style-name="L4">
      <style:paragraph-properties fo:text-align="start" style:justify-single-word="false"/>
      <style:text-properties style:font-name="Liberation Mono"/>
    </style:style>
    <style:style style:name="P40" style:family="paragraph" style:parent-style-name="Standard" style:list-style-name="L2">
      <style:paragraph-properties fo:margin-left="2.768cm" fo:margin-right="0cm" fo:text-align="start" style:justify-single-word="false" fo:text-indent="-0.635cm" style:auto-text-indent="false"/>
      <style:text-properties style:font-name="Liberation Mono" officeooo:rsid="0028f8a7" officeooo:paragraph-rsid="0028f8a7"/>
    </style:style>
    <style:style style:name="P41" style:family="paragraph" style:parent-style-name="Standard" style:list-style-name="L2">
      <style:paragraph-properties fo:margin-left="2.768cm" fo:margin-right="0cm" fo:text-align="start" style:justify-single-word="false" fo:text-indent="-0.635cm" style:auto-text-indent="false"/>
      <style:text-properties style:font-name="Liberation Mono" officeooo:paragraph-rsid="0028f8a7"/>
    </style:style>
    <style:style style:name="P42" style:family="paragraph" style:parent-style-name="Standard" style:list-style-name="L2">
      <style:paragraph-properties fo:margin-left="2.768cm" fo:margin-right="0cm" fo:text-align="start" style:justify-single-word="false" fo:text-indent="-0.635cm" style:auto-text-indent="false"/>
      <style:text-properties style:font-name="Liberation Mono" officeooo:paragraph-rsid="0029240c"/>
    </style:style>
    <style:style style:name="P43" style:family="paragraph" style:parent-style-name="Standard" style:list-style-name="L2">
      <style:paragraph-properties fo:margin-left="2.768cm" fo:margin-right="0cm" fo:text-align="start" style:justify-single-word="false" fo:text-indent="-0.635cm" style:auto-text-indent="false"/>
      <style:text-properties officeooo:paragraph-rsid="0028f8a7"/>
    </style:style>
    <style:style style:name="P44" style:family="paragraph" style:parent-style-name="Standard" style:list-style-name="L2">
      <style:paragraph-properties fo:margin-left="2.632cm" fo:margin-right="0cm" fo:text-align="start" style:justify-single-word="false" fo:text-indent="0cm" style:auto-text-indent="false"/>
      <style:text-properties style:font-name="Liberation Mono" officeooo:paragraph-rsid="0029240c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35d4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23e813"/>
    </style:style>
    <style:style style:name="T6" style:family="text">
      <style:text-properties officeooo:rsid="0025bb41"/>
    </style:style>
    <style:style style:name="T7" style:family="text">
      <style:text-properties officeooo:rsid="0027a10f"/>
    </style:style>
    <style:style style:name="T8" style:family="text">
      <style:text-properties style:font-name="Liberation Mono"/>
    </style:style>
    <style:style style:name="T9" style:family="text">
      <style:text-properties style:font-name="Liberation Mono" officeooo:rsid="0028f8a7"/>
    </style:style>
    <style:style style:name="T10" style:family="text">
      <style:text-properties style:font-name="Liberation Mono" officeooo:rsid="0028f8a7" style:font-size-asian="10.5pt" style:font-weight-asian="normal"/>
    </style:style>
    <style:style style:name="T11" style:family="text">
      <style:text-properties style:font-name="Liberation Mono" officeooo:rsid="00295510" style:font-size-asian="10.5pt" style:font-weight-asian="normal"/>
    </style:style>
    <style:style style:name="T12" style:family="text">
      <style:text-properties style:font-name="Liberation Mono" officeooo:rsid="00295510"/>
    </style:style>
    <style:style style:name="T13" style:family="text">
      <style:text-properties style:font-name="Liberation Mono" fo:font-style="italic" style:font-style-asian="italic" style:font-style-complex="italic"/>
    </style:style>
    <style:style style:name="T14" style:family="text">
      <style:text-properties style:font-name="Liberation Mono" officeooo:rsid="0025bb41"/>
    </style:style>
    <style:style style:name="T15" style:family="text">
      <style:text-properties style:font-name="Liberation Mono" officeooo:rsid="00295acc"/>
    </style:style>
    <style:style style:name="T16" style:family="text">
      <style:text-properties style:font-name="Liberation Mono" officeooo:rsid="002ccc1f"/>
    </style:style>
    <style:style style:name="T17" style:family="text">
      <style:text-properties officeooo:rsid="00295510"/>
    </style:style>
    <style:style style:name="T18" style:family="text">
      <style:text-properties officeooo:rsid="002eb74e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text-position="super 58%"/>
    </style:style>
    <style:style style:name="T21" style:family="text">
      <style:text-properties style:text-position="0% 100%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2.2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 fo:text-indent="-0.635cm" fo:margin-left="2.9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635cm" fo:margin-left="3.5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635cm" fo:margin-left="4.1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635cm" fo:margin-left="4.8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space" fo:text-indent="-0.635cm" fo:margin-left="5.4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635cm" fo:margin-left="6.0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space" fo:text-indent="-0.635cm" fo:margin-left="6.7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space" fo:text-indent="-0.635cm" fo:margin-left="7.3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635cm" fo:margin-left="7.983cm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2.268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2.90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3.538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4.173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4.808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5.44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6.07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6.713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7.348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7.983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2.2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 fo:text-indent="-0.635cm" fo:margin-left="2.90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635cm" fo:margin-left="3.53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635cm" fo:margin-left="4.1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635cm" fo:margin-left="4.8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space" fo:text-indent="-0.635cm" fo:margin-left="5.4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635cm" fo:margin-left="6.0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space" fo:text-indent="-0.635cm" fo:margin-left="6.7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space" fo:text-indent="-0.635cm" fo:margin-left="7.3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635cm" fo:margin-left="7.98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4.2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9cm" fo:text-indent="-0.635cm" fo:margin-left="4.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35cm" fo:text-indent="-0.635cm" fo:margin-left="5.5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17cm" fo:text-indent="-0.635cm" fo:margin-left="6.1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805cm" fo:text-indent="-0.635cm" fo:margin-left="6.8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44cm" fo:text-indent="-0.635cm" fo:margin-left="7.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075cm" fo:text-indent="-0.635cm" fo:margin-left="8.0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71cm" fo:text-indent="-0.635cm" fo:margin-left="8.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345cm" fo:text-indent="-0.635cm" fo:margin-left="9.3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98cm" fo:text-indent="-0.635cm" fo:margin-left="9.9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Nós Platônicos</text:p>
      <text:p text:style-name="P7">2020-04-1<text:span text:style-name="T18">2</text:span></text:p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umário</text:p>
          </text:index-title>
          <text:p text:style-name="P9"><text:a xlink:type="simple" xlink:href="#__RefHeading___Toc13282_3502184285" text:style-name="Index_20_Link" text:visited-style-name="Index_20_Link">1 Elenco<text:tab/>1</text:a></text:p>
          <text:p text:style-name="P9"><text:a xlink:type="simple" xlink:href="#__RefHeading___Toc13284_3502184285" text:style-name="Index_20_Link" text:visited-style-name="Index_20_Link">2 Preâmbulo<text:tab/>1</text:a></text:p>
          <text:p text:style-name="P9"><text:a xlink:type="simple" xlink:href="#__RefHeading___Toc13286_3502184285" text:style-name="Index_20_Link" text:visited-style-name="Index_20_Link">3 Introdução à leitura de Górgias<text:tab/>1</text:a></text:p>
          <text:p text:style-name="P9"><text:a xlink:type="simple" xlink:href="#__RefHeading___Toc13288_3502184285" text:style-name="Index_20_Link" text:visited-style-name="Index_20_Link">4 Leitura do </text:a><text:a xlink:type="simple" xlink:href="#__RefHeading___Toc13288_3502184285" text:style-name="Index_20_Link" text:visited-style-name="Index_20_Link"><text:span text:style-name="T4">Elogio de Helena</text:span></text:a><text:a xlink:type="simple" xlink:href="#__RefHeading___Toc13288_3502184285" text:style-name="Index_20_Link" text:visited-style-name="Index_20_Link"><text:tab/>2</text:a></text:p>
        </text:index-body>
      </text:table-of-content>
      <text:p text:style-name="P8"/>
      <text:p text:style-name="P8"/>
      <text:list xml:id="list1717805127" text:style-name="Outline">
        <text:list-item>
          <text:h text:style-name="P31" text:outline-level="1"><text:bookmark-start text:name="__RefHeading___Toc13282_3502184285"/>Elenco<text:bookmark-end text:name="__RefHeading___Toc13282_3502184285"/></text:h>
        </text:list-item>
      </text:list>
      <text:p text:style-name="P4"><text:span text:style-name="T2">Marciano</text:span>, enciclopedista;</text:p>
      <text:p text:style-name="P10"><text:span text:style-name="T2">Marcílio</text:span>, bibliotecário;</text:p>
      <text:p text:style-name="P10"><text:span text:style-name="T2">Heuclides</text:span>, escrivão.</text:p>
      <text:p text:style-name="P8"/>
      <text:p text:style-name="P8"/>
      <text:list xml:id="list111903135727362" text:continue-numbering="true" text:style-name="Outline">
        <text:list-item>
          <text:h text:style-name="P31" text:outline-level="1"><text:bookmark-start text:name="__RefHeading___Toc13284_3502184285"/>Preâmbulo<text:bookmark-end text:name="__RefHeading___Toc13284_3502184285"/></text:h>
        </text:list-item>
      </text:list>
      <text:p text:style-name="P5">Hoje decidimo-nos por ler Górgias. </text:p>
      <text:p text:style-name="P5">Razão:</text:p>
      <text:p text:style-name="P17">Como o Rafael não pode estar presente, optamos por deixar a leitura do Teeteto para o próximo encontro.</text:p>
      <text:p text:style-name="P8"/>
      <text:p text:style-name="P8"/>
      <text:list xml:id="list111903570472856" text:continue-numbering="true" text:style-name="Outline">
        <text:list-item>
          <text:h text:style-name="P31" text:outline-level="1"><text:bookmark-start text:name="__RefHeading___Toc13286_3502184285"/>Introdução à leitura de Górgias<text:bookmark-end text:name="__RefHeading___Toc13286_3502184285"/></text:h>
        </text:list-item>
      </text:list>
      <text:p text:style-name="P13">Marcílio:</text:p>
      <text:p text:style-name="P21"><text:span text:style-name="T3">L</text:span>ê a introdução ao texto de Górgias da sua edição.</text:p>
      <text:p text:style-name="P23">Sobre <text:span text:style-name="T19">Górgias:</text:span></text:p>
      <text:p text:style-name="P26">Persuasão<text:span text:style-name="T19"> é</text:span></text:p>
      <text:p text:style-name="P28"><text:span text:style-name="T3"><text:tab/>s</text:span>edução através de</text:p>
      <text:list xml:id="list2266857689" text:style-name="L4">
        <text:list-item>
          <text:p text:style-name="P36"><text:span text:style-name="T8">ritmos e </text:span></text:p>
        </text:list-item>
        <text:list-item>
          <text:p text:style-name="P39">musicalidade.</text:p>
        </text:list-item>
      </text:list>
      <text:p text:style-name="P20">Górgias <text:span text:style-name="T4">diverte-se</text:span> então com Helena.</text:p>
      <text:p text:style-name="P23">Propõe-se a ilibá-la, indo na mão contrária à tradição.</text:p>
      <text:p text:style-name="P20">A estrutura do texto:</text:p>
      <text:p text:style-name="P23">Introdução.</text:p>
      <text:p text:style-name="P23">A argumentação começa no parágrafo 6.</text:p>
      <text:p text:style-name="P20">Da sua intenção.</text:p>
      <text:p text:style-name="P23">Algo que é confirmado no final do seu texto.</text:p>
      <text:p text:style-name="P20"><text:span text:style-name="T3">C</text:span>omo é o discurso para Górgias.</text:p>
      <text:p text:style-name="P23"><text:soft-page-break/>O discurso serve para seduzir o ouvinte, mas não só pelas palavras, mas também pelos tons.</text:p>
      <text:p text:style-name="P26">A musicalidade do texto é, portanto, importante.</text:p>
      <text:p text:style-name="P28">Aristóteles alude precisamente a isso.</text:p>
      <text:p text:style-name="P20">Proximidade entre Górgias e os rapsodos.</text:p>
      <text:p text:style-name="P23">Dependendo da entonação, é possível manipular as emoções dos seus ouvintes.</text:p>
      <text:p text:style-name="P26">Górgias vai sistematizar estas técnicas.</text:p>
      <text:p text:style-name="P28">Torna-se possível ensiná-las.</text:p>
      <text:p text:style-name="P29">Mas não só os sofistas.</text:p>
      <text:p text:style-name="P22"><text:span text:style-name="T5">Referência: </text:span><text:span text:style-name="T4">A vida dos sofistas</text:span></text:p>
      <text:p text:style-name="P24">livro importante.</text:p>
      <text:p text:style-name="P23">Este livro aponta cerca de 500 sofistas do século V a.C. da Grécia.</text:p>
      <text:p text:style-name="P20">De Górgias é também a imagem de um texto como um corpo:</text:p>
      <text:p text:style-name="P23">Tem cabeça, tronco e membros.</text:p>
      <text:p text:style-name="P20">O texto era didático. Servia para ensinar os seus alunos.</text:p>
      <text:p text:style-name="P23">O elogio servia não só para elogiar, mas também para convencer.</text:p>
      <text:p text:style-name="P20"><text:span text:style-name="T6">Apontamento: </text:span>O Górgias de Platão é muito simplista.</text:p>
      <text:p text:style-name="P20">Aristóteles critica a maneira ambígua como os sofistas usavam a linguagem.</text:p>
      <text:p text:style-name="P23">A diferença de acentos muda o sentido.</text:p>
      <text:p text:style-name="P26">Logo, num discurso longo, como os sofistas brincavam com isso, isso prejudicava o sentido daquilo que queriam passar.</text:p>
      <text:p text:style-name="P11"/>
      <text:p text:style-name="P11"/>
      <text:list xml:id="list111903207512938" text:continue-list="list111903570472856" text:style-name="Outline">
        <text:list-item>
          <text:h text:style-name="_32_.2._b9__20__5b_tex_5d__20_PRIMÁRIAS_20_....................................._20__28_12_2b_negrito_2b_esquerda_2b_1_2c_5_29_" text:outline-level="1"><text:bookmark-start text:name="__RefHeading___Toc13288_3502184285"/>Leitura d<text:span text:style-name="T6">o</text:span> <text:span text:style-name="T4">Elogio de Helena</text:span><text:bookmark-end text:name="__RefHeading___Toc13288_3502184285"/></text:h>
        </text:list-item>
      </text:list>
      <text:p text:style-name="P6">Górgias:</text:p>
      <text:p text:style-name="P20">Diferentes forma<text:span text:style-name="T6">s</text:span> de ordem/kosmos:</text:p>
      <text:list xml:id="list4280464598" text:style-name="L1">
        <text:list-item>
          <text:p text:style-name="P32"><text:span text:style-name="T14">p</text:span><text:span text:style-name="T8">ara a cidade,virilidade;</text:span></text:p>
        </text:list-item>
        <text:list-item>
          <text:p text:style-name="P37">para o corpo, beleza</text:p>
        </text:list-item>
        <text:list-item>
          <text:p text:style-name="P37">para a alma, sabedoria</text:p>
        </text:list-item>
        <text:list-item>
          <text:p text:style-name="P37">para o ato, excelência</text:p>
        </text:list-item>
        <text:list-item>
          <text:p text:style-name="P37">para o discurso, verdade.</text:p>
        </text:list-item>
      </text:list>
      <text:p text:style-name="P18">Marcílio:</text:p>
      <text:p text:style-name="P23">Relativismo de Górgias.</text:p>
      <text:p text:style-name="P6"/>
      <text:p text:style-name="P6">Górgias:</text:p>
      <text:p text:style-name="P20">Diz que vai defender Helena.</text:p>
      <text:p text:style-name="P18">Marcílio:</text:p>
      <text:p text:style-name="P23">Comenta a passagem.</text:p>
      <text:p text:style-name="P26">Da importância da ordem do discurso.</text:p>
      <text:p text:style-name="P18">Marciano:</text:p>
      <text:p text:style-name="P23">Outra ordem e o texto ficaria diferente.</text:p>
      <text:p text:style-name="P18">Marcílio:</text:p>
      <text:p text:style-name="P23">A ordem do discurso determina o seu sentido. Ele vai apresentar um noto tipo de verdade.</text:p>
      <text:p text:style-name="P12"/>
      <text:p text:style-name="P12">Górgias:</text:p>
      <text:p text:style-name="P20">Da genealogia de Helena.</text:p>
      <text:p text:style-name="P23">Filha de Zeus e de um humano.</text:p>
      <text:p text:style-name="P20"><text:soft-page-break/><text:span text:style-name="T2">Marcílio</text:span> explica a passagem.</text:p>
      <text:p text:style-name="P23">A genealogia humana foi refutada. Sobra a divina.</text:p>
      <text:p text:style-name="P18">Marciano:</text:p>
      <text:p text:style-name="P23">Ela é enaltecida como nobre.</text:p>
      <text:p text:style-name="P18">Marcílio:</text:p>
      <text:p text:style-name="P23">Ela não é uma pessoa qualquer. Se ela é divina, como pode ter cometido um erro.</text:p>
      <text:p text:style-name="P26">As premissas estão já a encaminhar para a conclusão.</text:p>
      <text:p text:style-name="P28">Ser belo, para os gregos, é ser bom.</text:p>
      <text:p text:style-name="P12"/>
      <text:p text:style-name="P12">Górgias:</text:p>
      <text:p text:style-name="P20">Elogio a Helena.</text:p>
      <text:p text:style-name="P20">Apelo ao <text:span text:style-name="T4">pathos</text:span>.</text:p>
      <text:p text:style-name="P19">Heu:</text:p>
      <text:p text:style-name="P23">Digo que é um encómio.</text:p>
      <text:p text:style-name="P23">Manipulação dos sentimentos dos ouvintes.</text:p>
      <text:p text:style-name="P18">Marcílio:</text:p>
      <text:p text:style-name="P23">Paralelo entre a forma deste discurso com o discurso de Sócrates na Apologia.</text:p>
      <text:p text:style-name="P26">Leitura de passagens relevantes da Apologia.</text:p>
      <text:p text:style-name="P12"/>
      <text:p text:style-name="P12">Górgias:</text:p>
      <text:p text:style-name="P20">Não falará de Páris.</text:p>
      <text:p text:style-name="P20">Focar-se-á apenas no quão natural era que ela tivesse feito o que fez, ido para Tróia.</text:p>
      <text:p text:style-name="P20">Apologia da atitude <text:span text:style-name="T7">de Helena.</text:span></text:p>
      <text:p text:style-name="P23"><text:span text:style-name="T2">Heu</text:span> fiz a minha interpretação.</text:p>
      <text:p text:style-name="P23"><text:span text:style-name="T2">Marcílio</text:span> concorda.</text:p>
      <text:p text:style-name="P26">Mas acrescenta que foi natural a sua atitude.</text:p>
      <text:p text:style-name="P12"/>
      <text:p text:style-name="P12">Górgias:</text:p>
      <text:p text:style-name="P20">4 causas que levaram a Helena a fazer o que fez:</text:p>
      <text:list xml:id="list1155719336" text:style-name="L2">
        <text:list-item>
          <text:p text:style-name="P33"><text:span text:style-name="T8">ou </text:span><text:span text:style-name="T9">por</text:span></text:p>
          <text:list>
            <text:list-item>
              <text:p text:style-name="P40">acaso,</text:p>
            </text:list-item>
            <text:list-item>
              <text:p text:style-name="P40">vontade divina ou</text:p>
            </text:list-item>
            <text:list-item>
              <text:p text:style-name="P40">necessidade;</text:p>
            </text:list-item>
          </text:list>
        </text:list-item>
        <text:list-item>
          <text:p text:style-name="P34"><text:span text:style-name="T8">ou </text:span><text:span text:style-name="T9">foi levada à força</text:span><text:span text:style-name="T8">;</text:span></text:p>
        </text:list-item>
        <text:list-item>
          <text:p text:style-name="P34"><text:span text:style-name="T8">ou </text:span><text:span text:style-name="T9">foi </text:span><text:span text:style-name="T10">persuadida</text:span><text:span text:style-name="T8"> pelo discurso;</text:span></text:p>
        </text:list-item>
        <text:list-item>
          <text:p text:style-name="P33"><text:span text:style-name="T8">ou </text:span><text:span text:style-name="T9">foi </text:span><text:span text:style-name="T8">arrebatada pel</text:span><text:span text:style-name="T9">as emoções</text:span><text:span text:style-name="T8">.</text:span></text:p>
          <text:p text:style-name="P38"/>
        </text:list-item>
        <text:list-item text:start-value="1">
          <text:p text:style-name="P41">Ela não pode ir contra o acaso/divino/destino;</text:p>
          <text:p text:style-name="P43"><text:span text:style-name="T9">ê</text:span><text:span text:style-name="T8">nfase n</text:span><text:span text:style-name="T12">a causa </text:span><text:span text:style-name="T8">divin</text:span><text:span text:style-name="T12">a</text:span><text:span text:style-name="T8"> </text:span><text:span text:style-name="T12">como forma de </text:span><text:span text:style-name="T8">persuadir </text:span><text:span text:style-name="T12">seus ouvintes.</text:span></text:p>
        </text:list-item>
        <text:list-item>
          <text:p text:style-name="P42">Se ela foi levada à força:</text:p>
          <text:p text:style-name="P44">temos de ter por ela compaixão.</text:p>
        </text:list-item>
      </text:list>
      <text:p text:style-name="P18">Marcílio:</text:p>
      <text:p text:style-name="P23">Ele não fala diretamente de Páris.</text:p>
      <text:p text:style-name="P26">É o Bárbaro. Aquele que agiu mal.</text:p>
      <text:p text:style-name="P26">Como ficar do lado dele e tomar o seu partido? Vocês gregos tomam o partido dele?</text:p>
      <text:p text:style-name="P28">Uma mulher linda, divina e, mais que tudo, grega, e vocês acham que quem agiu bem foi o Bárbaro?</text:p>
      <text:p text:style-name="P28"><text:soft-page-break/>O <text:span text:style-name="T4">pathos</text:span>, o apelo afetivo.</text:p>
      <text:p text:style-name="P29">Criar uma contradição afetiva.</text:p>
      <text:p text:style-name="P27"><text:span text:style-name="T12">Marcílio aponta também que n</text:span><text:span text:style-name="T8">a tradução </text:span><text:span text:style-name="T12">de Daniela Paulinelli, quando aparece “pela lei, privação de direitos”, </text:span><text:span text:style-name="T11">a expressão </text:span><text:span text:style-name="T12"><text:s/>que melhor daria conta seria </text:span><text:span text:style-name="T8">o termo grego </text:span><text:span text:style-name="T13">ostracismo</text:span><text:span text:style-name="T8">.</text:span></text:p>
      <text:p text:style-name="P23"><text:span text:style-name="T2">#Heu:</text:span> o quão bem está estruturado o discurso.</text:p>
      <text:p text:style-name="P12"/>
      <text:p text:style-name="P12">Górgias:</text:p>
      <text:p text:style-name="P20">Da força do discurso. Como o discurso é soberano sobre a alm<text:span text:style-name="T17">a.</text:span></text:p>
      <text:p text:style-name="P18">Marcílio:</text:p>
      <text:p text:style-name="P23">Da concepção do próprio Górgias sobre o discurso.</text:p>
      <text:p text:style-name="P26">Importante porque se vincula ao seu outro tratado sobre o ser.</text:p>
      <text:p text:style-name="P23">O discurso não está vinculado ao mundo efetivo.</text:p>
      <text:p text:style-name="P26">Ele está contra a concepção naturalista da linguagem.</text:p>
      <text:p text:style-name="P26">A linguagem está desvinculada do mundo e, como tal, é autônoma.</text:p>
      <text:p text:style-name="P26">Ela não tem que dizer algo acerca do mundo.</text:p>
      <text:p text:style-name="P26">Tem é de convencer as pessoas.</text:p>
      <text:p text:style-name="P26">Em relação ao mundo, a palavra não tem vínculo nenhum.</text:p>
      <text:p text:style-name="P12"/>
      <text:p text:style-name="P12">Górgias:</text:p>
      <text:p text:style-name="P20">A sua concepção da linguagem. Trazendo a opinião da maioria para fazer com que acreditem que a sua opinião está alinhada com aquilo que ele quer dizer.</text:p>
      <text:p text:style-name="P23"><text:span text:style-name="T2">Marcílio</text:span> lê a sua versão.</text:p>
      <text:p text:style-name="P26">Górgias quer apelar a algo que as pessoas sentem também:</text:p>
      <text:p text:style-name="P28">Que a poesia tem o poder de conve<text:span text:style-name="T17">n</text:span>cer.</text:p>
      <text:p text:style-name="P28">Logo, o discurso é persuasivo. Arrebata.</text:p>
      <text:p text:style-name="P23">Há quem identifique os sofistas como proto-iluministas, proto-humanistas.</text:p>
      <text:p text:style-name="P25">Os sofistas não buscavam a verdade porque a verdade não podia ser alcançada pelo discurso.</text:p>
      <text:p text:style-name="P26">Já Sócrates buscava uma verdade epistemológica.</text:p>
      <text:p text:style-name="P28"><text:span text:style-name="T17">Portanto, </text:span>Górgias está do outro lado.</text:p>
      <text:p text:style-name="P29">A linguagem é que deve promover a aceitação ou refutação do discurso.</text:p>
      <text:p text:style-name="P29"/>
      <text:p text:style-name="P12">Górgias:</text:p>
      <text:p text:style-name="P20">Os discursos da verdade são originados por se descobrirem dois erros:</text:p>
      <text:list xml:id="list2426359353" text:style-name="L3">
        <text:list-item>
          <text:p text:style-name="P35"><text:span text:style-name="T8">o da própria alma </text:span><text:span text:style-name="T16">e</text:span></text:p>
        </text:list-item>
        <text:list-item>
          <text:p text:style-name="P35"><text:span text:style-name="T8">o da </text:span><text:span text:style-name="T15">o</text:span><text:span text:style-name="T8">pinião.</text:span></text:p>
        </text:list-item>
      </text:list>
      <text:p text:style-name="P15"/>
      <text:p text:style-name="P15"/>
      <text:p text:style-name="P14">→ Fim do encontro ←</text:p>
      <text:p text:style-name="P16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iberation Serif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adornments="Bold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pt" style:country-asian="BR" style:font-name-complex="Tahoma" style:font-size-complex="12pt" style:language-complex="pt" style:country-complex="B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>
        <style:tab-stops/>
      </style:paragraph-properties>
      <style:text-properties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family-generic="roman" fo:font-size="12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fo:margin-top="0cm" fo:margin-bottom="0.199cm" loext:contextual-spacing="false" text:number-lines="false" text:line-number="0"/>
      <style:text-properties style:font-name="Liberation Serif1" fo:font-family="'Liberation Serif'" style:font-style-name="Regular" style:font-family-generic="roman" style:font-pitch="variable" style:font-size-asian="12pt" style:font-name-complex="FreeSans1" style:font-family-complex="FreeSans" style:font-family-generic-complex="swiss"/>
    </style:style>
    <style:style style:name="Quotations" style:family="paragraph" style:parent-style-name="Standard" style:default-outline-level="1" style:list-style-name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default-outline-level="" style:list-style-name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>
      <style:paragraph-properties fo:text-align="start" style:justify-single-word="false"/>
      <style:text-properties fo:font-style="normal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1.27cm" loext:contextual-spacing="false" fo:text-align="center" style:justify-single-word="false" fo:text-indent="0cm" style:auto-text-indent="false" text:number-lines="false" text:line-number="0"/>
      <style:text-properties fo:text-transform="uppercase"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199cm" loext:contextual-spacing="false" fo:text-align="justify" style:justify-single-word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style:font-name="Liberation Serif3" fo:font-family="'Liberation Serif'" style:font-style-name="Bold" style:font-family-generic="roman" style:font-pitch="variable" fo:font-weight="bold"/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text-transform="uppercase" style:font-name="Liberation Serif3" fo:font-family="'Liberation Serif'" style:font-style-name="Bold" style:font-family-generic="roman" style:font-pitch="variable" fo:font-weight="normal"/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variant="normal" fo:text-transform="none" style:font-name="Liberation Serif1" fo:font-family="'Liberation Serif'" style:font-style-name="Regular" style:font-family-generic="roman" style:font-pitch="variable" fo:font-weight="bold"/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Liberation Serif3" fo:font-family="'Liberation Serif'" style:font-style-name="Bold" style:font-family-generic="roman" style:font-pitch="variable" fo:font-weight="normal"/>
    </style:style>
    <style:style style:name="Contents_20_5" style:display-name="Contents 5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style="italic" style:text-underline-style="none" style:text-underline-mode="continuous" style:text-overline-mode="continuous" style:text-line-through-mode="continuous"/>
    </style:style>
    <style:style style:name="Contents_20_6" style:display-name="Contents 6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  <style:text-properties fo:font-style="italic"/>
    </style:style>
    <style:style style:name="_31_.1._20__5b_pré_5d__20_INSTITUCIONAL_20_..............................._20__28_12_2b_normal_2b_centrado_2b_simples_29_" style:display-name="1.1. [pré] INSTITUCIONAL ............................... (12+normal+centrado+simples)" style:family="paragraph" style:parent-style-name="Text_20_body" style:auto-update="true" style:class="text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/>
      </style:paragraph-properties>
      <style:text-properties fo:text-transform="uppercase" style:font-name="Liberation Serif1" fo:font-family="'Liberation Serif'" style:font-style-name="Regular" style:font-family-generic="roman" style:font-pitch="variable" fo:font-size="12pt" officeooo:rsid="00201984" style:font-size-asian="14pt" style:font-weight-asian="normal" style:font-size-complex="14pt"/>
    </style:style>
    <style:style style:name="_31_.3._20__5b_pré_5d__20_TÍTULO_20_.................................................._20__28_12_2b_negrito_2b_centrado_2b_simples_29_" style:display-name="1.3. [pré] TÍTULO .................................................. (12+negrito+centrado+simples)" style:family="paragraph" style:parent-style-name="_31_.1._20__5b_pré_5d__20_INSTITUCIONAL_20_..............................._20__28_12_2b_normal_2b_centrado_2b_simples_29_" style:next-style-name="_31_.3._b9__20__5b_pré_5d__20_subtítulo_20_.............................................._20__28_12_2b_normal_2b_centrado_2b_simples_29_" style:auto-update="true" style:default-outline-level="" style:list-style-name="" style:master-page-name="">
      <style:paragraph-properties fo:text-align="center" style:justify-single-word="false" style:register-true="true" style:page-number="auto"/>
      <style:text-properties fo:text-transform="uppercase" style:font-name="Liberation Serif2" fo:font-family="'Liberation Serif'" style:font-family-generic="roman" style:font-pitch="variable" fo:font-size="14pt" fo:font-weight="bold" style:font-size-asian="14pt" style:font-weight-asian="normal" style:font-size-complex="14pt"/>
    </style:style>
    <style:style style:name="_31_.5._20__5b_pré_5d__20_DIVISÕES_20_............................................_20__28_12_2b_negrito_2b_centrado_2b_simples_29_" style:display-name="1.5. [pré] DIVISÕES ............................................ (12+negrito+centrado+simples)" style:family="paragraph" style:parent-style-name="_31_.1._20__5b_pré_5d__20_INSTITUCIONAL_20_..............................._20__28_12_2b_normal_2b_centrado_2b_simples_29_" style:next-style-name="_31_.6._20__5b_pré_5d__20_Texto_20_......................................................_20__28_12_2b_normal_2b_justificado_2b_1_2c_5_29_" style:auto-update="true" style:default-outline-level="1" style:master-page-name="">
      <loext:graphic-properties draw:fill-image-width="0cm" draw:fill-image-height="0cm"/>
      <style:paragraph-properties fo:margin-left="0cm" fo:margin-right="0cm" fo:margin-top="0cm" fo:margin-bottom="0.6cm" loext:contextual-spacing="false" fo:line-height="150%" fo:text-align="center" style:justify-single-word="false" fo:text-indent="0cm" style:auto-text-indent="false" style:page-number="auto" style:shadow="none">
        <style:tab-stops/>
      </style:paragraph-properties>
      <style:text-properties fo:text-transform="uppercase" style:font-name="Liberation Serif3" fo:font-family="'Liberation Serif'" style:font-style-name="Bold" style:font-family-generic="roman" style:font-pitch="variable" fo:font-size="12pt" fo:font-weight="bold" officeooo:rsid="00284deb" style:font-size-asian="12pt" style:font-weight-asian="bold" style:font-size-complex="12pt" style:font-weight-complex="bold"/>
    </style:style>
    <style:style style:name="_31_.6._20__5b_pré_5d__20_Texto_20_......................................................_20__28_12_2b_normal_2b_justificado_2b_1_2c_5_29_" style:display-name="1.6. [pré] Texto ...................................................... (12+normal+justificado+1,5)" style:family="paragraph" style:parent-style-name="_31_.5._20__5b_pré_5d__20_DIVISÕES_20_............................................_20__28_12_2b_negrito_2b_centrado_2b_simples_29_" style:default-outline-level="">
      <style:paragraph-properties fo:margin-left="0cm" fo:margin-right="0cm" fo:margin-top="0cm" fo:margin-bottom="0cm" loext:contextual-spacing="false" fo:line-height="150%" fo:text-align="justify" style:justify-single-word="false" fo:text-indent="1.499cm" style:auto-text-indent="false" text:number-lines="false" text:line-number="0"/>
      <style:text-properties fo:font-variant="normal" fo:text-transform="none" style:font-name="Liberation Serif1" fo:font-family="'Liberation Serif'" style:font-style-name="Regular" style:font-family-generic="roman" style:font-pitch="variable" fo:font-weight="normal"/>
    </style:style>
    <style:style style:name="_32_.3._20__5b_tex_5d__20__2605__20_Texto_20_propriamente_20_dito_20_......_20__28_12_2b_normal_2b_justificado_2b_1_2c_5_29_" style:display-name="2.3. [tex] ★ Texto propriamente dito ...... (12+normal+justificado+1,5)" style:family="paragraph" style:parent-style-name="_31_.6._20__5b_pré_5d__20_Texto_20_......................................................_20__28_12_2b_normal_2b_justificado_2b_1_2c_5_29_" style:master-page-name="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1.251cm" style:auto-text-indent="false" style:page-number="auto" style:snap-to-layout-grid="false">
        <style:tab-stops/>
      </style:paragraph-properties>
      <style:text-properties fo:font-variant="normal" fo:text-transform="none" style:font-name="Liberation Serif1" fo:font-family="'Liberation Serif'" style:font-style-name="Regular" style:font-family-generic="roman" style:font-pitch="variable" fo:font-weight="normal"/>
    </style:style>
    <style:style style:name="_32_.3._b9__20__5b_tex_5d__20__20__20__20__20__20__20__20__20__20__20__20__20__20_citação_20_pendurada_20_....._20__28_11_2b_normal_2b_justificado_2b_simples_2b_avanço_29_" style:display-name="2.3.¹ [tex]              citação pendurada ..... (11+normal+justificado+simples+avanço)" style:family="paragraph" style:parent-style-name="_32_.3._20__5b_tex_5d__20__2605__20_Texto_20_propriamente_20_dito_20_......_20__28_12_2b_normal_2b_justificado_2b_1_2c_5_29_" style:next-style-name="_32_.3._20__5b_tex_5d__20__2605__20_Texto_20_propriamente_20_dito_20_......_20__28_12_2b_normal_2b_justificado_2b_1_2c_5_29_" style:master-page-name="">
      <style:paragraph-properties fo:margin-left="4.001cm" fo:margin-right="0cm" fo:margin-top="0.3cm" fo:margin-bottom="0.6cm" loext:contextual-spacing="false" fo:line-height="100%" fo:text-align="justify" style:justify-single-word="false" fo:text-indent="0cm" style:auto-text-indent="false" style:page-number="auto">
        <style:tab-stops/>
      </style:paragraph-properties>
      <style:text-properties fo:font-size="11pt"/>
    </style:style>
    <style:style style:name="_32_.1._b9__20__5b_tex_5d__20_Numeração_20_........................................_20__28_11_3b_normal_3b_direita_3b_simples_29_" style:display-name="2.1.¹ [tex] Numeração ........................................ (11;normal;direita;simples)" style:family="paragraph" style:parent-style-name="Header" style:master-page-name="">
      <style:paragraph-properties fo:text-align="end" style:justify-single-word="false" style:page-number="auto"/>
      <style:text-properties style:font-name="Liberation Serif1" fo:font-family="'Liberation Serif'" style:font-style-name="Regular" style:font-family-generic="roman" style:font-pitch="variable" fo:font-size="11pt" style:font-size-asian="11pt" style:font-weight-asian="normal" style:font-size-complex="11pt"/>
    </style:style>
    <style:style style:name="_32_.2._b2__20__5b_tex_5d__20_SECUNDÁRIAS_20_............................._20__28_12_2b_normal_2b_esquerda_29_" style:display-name="2.2.² [tex] SECUNDÁRIAS ............................. (12+normal+esquerda)" style:family="paragraph" style:parent-style-name="_32_.1._20__5b_tex_5d__20_DIVISÕES_20_............................................._20__28_12_2b_negrito_2b_centrado_2b_1_2c_5_29_" style:next-style-name="_32_.3._20__5b_tex_5d__20__2605__20_Texto_20_propriamente_20_dito_20_......_20__28_12_2b_normal_2b_justificado_2b_1_2c_5_29_" style:default-outline-level="2" style:list-style-name="Outline">
      <style:paragraph-properties fo:margin-left="0cm" fo:margin-right="0cm" fo:text-align="start" style:justify-single-word="false" fo:text-indent="0cm" style:auto-text-indent="false" text:number-lines="true" text:line-number="0"/>
      <style:text-properties fo:text-transform="uppercase" style:font-name="Liberation Serif1" fo:font-family="'Liberation Serif'" style:font-style-name="Regular" style:font-family-generic="roman" style:font-pitch="variable" fo:font-weight="normal" officeooo:rsid="006dc9be"/>
    </style:style>
    <style:style style:name="_32_.2._b3__20__5b_tex_5d__20_Terciárias_20_.........................................._20__28_12_2b_negrito_2b_esquerda_29_" style:display-name="2.2.³ [tex] Terciárias .......................................... (12+negrito+esquerda)" style:family="paragraph" style:parent-style-name="_32_.2._b2__20__5b_tex_5d__20_SECUNDÁRIAS_20_............................._20__28_12_2b_normal_2b_esquerda_29_" style:next-style-name="_32_.3._20__5b_tex_5d__20__2605__20_Texto_20_propriamente_20_dito_20_......_20__28_12_2b_normal_2b_justificado_2b_1_2c_5_29_" style:default-outline-level="3" style:list-style-name="Outline" style:master-page-name="">
      <style:paragraph-properties fo:margin-left="0cm" fo:margin-right="0cm" fo:text-align="start" style:justify-single-word="false" fo:text-indent="0cm" style:auto-text-indent="false" style:page-number="auto"/>
      <style:text-properties fo:font-variant="normal" fo:text-transform="none" fo:font-weight="bold"/>
    </style:style>
    <style:style style:name="_32_.2._2074__20__5b_tex_5d__20_Quaternárias_20_..................................._20__28_12_2b_normal_2b_esquerda_29_" style:display-name="2.2.⁴ [tex] Quaternárias ................................... (12+normal+esquerda)" style:family="paragraph" style:parent-style-name="_32_.2._b3__20__5b_tex_5d__20_Terciárias_20_.........................................._20__28_12_2b_negrito_2b_esquerda_29_" style:next-style-name="_32_.3._20__5b_tex_5d__20__2605__20_Texto_20_propriamente_20_dito_20_......_20__28_12_2b_normal_2b_justificado_2b_1_2c_5_29_" style:default-outline-level="4" style:list-style-name="Outline" style:master-page-name="">
      <style:paragraph-properties style:page-number="auto"/>
      <style:text-properties fo:font-variant="normal" fo:text-transform="none" fo:font-weight="normal"/>
    </style:style>
    <style:style style:name="_32_.2._2075__20__5b_tex_5d__20_Quinárias_20_..........................................._20__28_12_2b_sublinhado_2b_esquerda_29_" style:display-name="2.2.⁵ [tex] Quinárias ........................................... (12+sublinhado+esquerda)" style:family="paragraph" style:parent-style-name="_32_.2._2074__20__5b_tex_5d__20_Quaternárias_20_..................................._20__28_12_2b_normal_2b_esquerda_29_" style:next-style-name="_32_.3._20__5b_tex_5d__20__2605__20_Texto_20_propriamente_20_dito_20_......_20__28_12_2b_normal_2b_justificado_2b_1_2c_5_29_" style:default-outline-level="5" style:list-style-name="Outline" style:master-page-name="">
      <style:paragraph-properties fo:margin-left="0cm" fo:margin-right="0cm" fo:text-indent="0cm" style:auto-text-indent="false" style:page-number="auto"/>
      <style:text-properties fo:font-style="italic" style:text-underline-style="none"/>
    </style:style>
    <style:style style:name="_33_.1._20__5b_pós_5d__20_DIVISÕES_20_..........................................._20__28_12_2b_negrito_2b_centrado_2b_simples_29_" style:display-name="3.1. [pós] DIVISÕES ........................................... (12+negrito+centrado+simples)" style:family="paragraph" style:parent-style-name="_31_.5._20__5b_pré_5d__20_DIVISÕES_20_............................................_20__28_12_2b_negrito_2b_centrado_2b_simples_29_" style:next-style-name="_33_.1._b9__20__5b_pós_5d__20_Referências_20_......................................_20__28_12_2b_normal_2b_justificado_2b_1_2c_15_29_" style:default-outline-level="1">
      <style:text-properties style:font-name="Liberation Serif3" fo:font-family="'Liberation Serif'" style:font-style-name="Bold" style:font-family-generic="roman" style:font-pitch="variable"/>
    </style:style>
    <style:style style:name="_33_.1._b9__20__5b_pós_5d__20_Referências_20_......................................_20__28_12_2b_normal_2b_justificado_2b_1_2c_15_29_" style:display-name="3.1.¹ [pós] Referências ...................................... (12+normal+justificado+1,15)" style:family="paragraph" style:parent-style-name="_32_.3._20__5b_tex_5d__20__2605__20_Texto_20_propriamente_20_dito_20_......_20__28_12_2b_normal_2b_justificado_2b_1_2c_5_29_" style:default-outline-level="" style:master-page-name="">
      <style:paragraph-properties fo:margin-left="0cm" fo:margin-right="0cm" fo:margin-top="0cm" fo:margin-bottom="0.3cm" loext:contextual-spacing="false" fo:line-height="100%" fo:text-indent="0cm" style:auto-text-indent="false" style:page-number="auto"/>
      <style:text-properties fo:font-variant="normal" fo:text-transform="none"/>
    </style:style>
    <style:style style:name="_31_.4._20__5b_pré_5d__20_Cidade_2b_Ano_20_......................................._20__28_12_2b_normal_2b_centrado_2b_simples_29_" style:display-name="1.4. [pré] Cidade+Ano ....................................... (12+normal+centrado+simples)" style:family="paragraph" style:parent-style-name="_31_.1._20__5b_pré_5d__20_INSTITUCIONAL_20_..............................._20__28_12_2b_normal_2b_centrado_2b_simples_29_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/>
      </style:paragraph-properties>
      <style:text-properties fo:text-transform="capitalize" style:font-name="Liberation Serif1" fo:font-family="'Liberation Serif'" style:font-style-name="Regular" style:font-family-generic="roman" style:font-pitch="variable" fo:font-size="12pt" officeooo:rsid="00201984" style:font-size-asian="14pt" style:font-weight-asian="normal" style:font-size-complex="14pt"/>
    </style:style>
    <style:style style:name="_31_.2._20__5b_pré_5d__20_NOME_20_...................................................._20__28_12_2b_normal_2b_centrado_2b_simples_29_" style:display-name="1.2. [pré] NOME .................................................... (12+normal+centrado+simples)" style:family="paragraph" style:parent-style-name="_31_.1._20__5b_pré_5d__20_INSTITUCIONAL_20_..............................._20__28_12_2b_normal_2b_centrado_2b_simples_29_" style:auto-update="true"/>
    <style:style style:name="_31_.3._b9__20__5b_pré_5d__20_subtítulo_20_.............................................._20__28_12_2b_normal_2b_centrado_2b_simples_29_" style:display-name="1.3.¹ [pré] subtítulo .............................................. (12+normal+centrado+simples)" style:family="paragraph" style:parent-style-name="_31_.3._20__5b_pré_5d__20_TÍTULO_20_.................................................._20__28_12_2b_negrito_2b_centrado_2b_simples_29_" style:next-style-name="_31_.4._20__5b_pré_5d__20_Cidade_2b_Ano_20_......................................._20__28_12_2b_normal_2b_centrado_2b_simples_29_">
      <style:text-properties fo:font-variant="normal" fo:text-transform="none" fo:font-weight="bold"/>
    </style:style>
    <style:style style:name="_32_.1._20__5b_tex_5d__20_DIVISÕES_20_............................................._20__28_12_2b_negrito_2b_centrado_2b_1_2c_5_29_" style:display-name="2.1. [tex] DIVISÕES ............................................. (12+negrito+centrado+1,5)" style:family="paragraph" style:parent-style-name="_31_.5._20__5b_pré_5d__20_DIVISÕES_20_............................................_20__28_12_2b_negrito_2b_centrado_2b_simples_29_" style:next-style-name="_32_.3._20__5b_tex_5d__20__2605__20_Texto_20_propriamente_20_dito_20_......_20__28_12_2b_normal_2b_justificado_2b_1_2c_5_29_" style:default-outline-level="1" style:list-style-name="" style:master-page-name="">
      <style:paragraph-properties fo:margin-top="0cm" fo:margin-bottom="0.6cm" loext:contextual-spacing="false" fo:line-height="150%" fo:text-align="center" style:justify-single-word="false" style:page-number="auto" style:snap-to-layout-grid="false"/>
      <style:text-properties style:font-name="Liberation Serif3" fo:font-family="'Liberation Serif'" style:font-style-name="Bold" style:font-family-generic="roman" style:font-pitch="variable"/>
    </style:style>
    <style:style style:name="_32_.2._b9__20__5b_tex_5d__20_PRIMÁRIAS_20_....................................._20__28_12_2b_negrito_2b_esquerda_2b_1_2c_5_29_" style:display-name="2.2.¹ [tex] PRIMÁRIAS ..................................... (12+negrito+esquerda+1,5)" style:family="paragraph" style:parent-style-name="_32_.1._20__5b_tex_5d__20_DIVISÕES_20_............................................._20__28_12_2b_negrito_2b_centrado_2b_1_2c_5_29_" style:next-style-name="_32_.3._20__5b_tex_5d__20__2605__20_Texto_20_propriamente_20_dito_20_......_20__28_12_2b_normal_2b_justificado_2b_1_2c_5_29_" style:default-outline-level="1" style:list-style-name="Outline" style:master-page-name="">
      <style:paragraph-properties fo:margin-left="0cm" fo:margin-right="0cm" fo:margin-top="0cm" fo:margin-bottom="0.6cm" loext:contextual-spacing="true" fo:text-align="start" style:justify-single-word="false" fo:text-indent="0cm" style:auto-text-indent="false" style:page-number="auto">
        <style:tab-stops/>
      </style:paragraph-properties>
      <style:text-properties style:font-name="Liberation Serif1" fo:font-family="'Liberation Serif'" style:font-style-name="Regular" style:font-family-generic="roman" style:font-pitch="variable"/>
    </style:style>
    <style:style style:name="_32_.3._b2__20__5b_tex_5d__20__2081__20_notas_20_de_20_Rodapé_20_......................_20__28_10_2b_normal_2b_justificado_2b_simples_29_" style:display-name="2.3.² [tex] ₁ notas de Rodapé ...................... (10+normal+justificado+simples)" style:family="paragraph" style:parent-style-name="Footnote" style:class="extra" style:master-page-name="">
      <style:paragraph-properties fo:hyphenation-ladder-count="no-limit" style:page-number="auto"/>
      <style:text-properties style:font-name="Liberation Serif1" fo:font-family="'Liberation Serif'" style:font-style-name="Regular" style:font-family-generic="roman" style:font-pitch="variable" fo:hyphenate="true" fo:hyphenation-remain-char-count="2" fo:hyphenation-push-char-count="2" loext:hyphenation-no-caps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text-transform="uppercase"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text-transform="uppercase"/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weight="bold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  <style:text-properties style:text-underline-style="solid" style:text-underline-width="auto" style:text-underline-color="font-color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>
        <style:tab-stops/>
      </style:paragraph-properties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Liberation Sans" fo:font-family="'Liberation Sans'" style:font-style-name="Regular" style:font-family-generic="swiss" style:font-pitch="variable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space" fo:text-indent="-1.15cm" fo:margin-left="1.15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2.93cm" fo:margin-left="2.93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4.099cm" fo:margin-left="4.0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5.211cm" fo:margin-left="5.211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6.301cm" fo:margin-left="6.30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7.451cm" fo:margin-left="7.451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8.601cm" fo:margin-left="8.601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9.65cm" fo:margin-left="9.6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10.7cm" fo:margin-left="10.7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11.8cm" fo:margin-left="11.8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Seções_20_Numeradas" style:display-name="Seções Numeradas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10" style:num-format="1" text:display-levels="10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11b5014" officeooo:paragraph-rsid="011b5014"/>
    </style:style>
    <style:style style:name="MP2" style:family="paragraph" style:parent-style-name="_32_.1._b9__20__5b_tex_5d__20_Numeração_20_........................................_20__28_11_3b_normal_3b_direita_3b_simples_29_">
      <style:paragraph-properties fo:text-align="end" style:justify-single-word="false"/>
      <style:text-properties officeooo:paragraph-rsid="00fa31b5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 draw:fill="none" draw:fill-color="#729fcf" draw:fill-image-width="0cm" draw:fill-image-height="0cm"/>
      </style:header-style>
      <style:footer-style/>
    </style:page-layout>
    <style:page-layout style:name="Mpm13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/>
    </style:page-layout>
    <style:page-layout style:name="Mpm14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15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001cm" fo:page-height="29.7cm" style:num-format="1" style:print-orientation="portrait" fo:margin-top="3cm" fo:margin-bottom="2cm" fo:margin-left="2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7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2" style:next-style-name="_31_.2._20_Folha_20_de_20_Rosto"/>
    <style:master-page style:name="Endnote" style:page-layout-name="Mpm3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  <style:master-page style:name="_31_.1._20_Capa" style:display-name="1.1. Capa" style:page-layout-name="Mpm11" style:next-style-name="_31_.2._20_Folha_20_de_20_Rosto"/>
    <style:master-page style:name="_31_.2._20_Folha_20_de_20_Rosto" style:display-name="1.2. Folha de Rosto" style:page-layout-name="Mpm11" style:next-style-name="_31_.3._20_Ficha_20_Catalográfica"/>
    <style:master-page style:name="_32_.1._20_Introdução" style:display-name="2.1. Introdução" style:page-layout-name="Mpm12">
      <style:header>
        <text:p text:style-name="_32_.1._b9__20__5b_tex_5d__20_Numeração_20_........................................_20__28_11_3b_normal_3b_direita_3b_simples_29_"><text:page-number text:select-page="current">4</text:page-number></text:p>
      </style:header>
    </style:master-page>
    <style:master-page style:name="_32_.2._20_Desenvolvimento" style:display-name="2.2. Desenvolvimento" style:page-layout-name="Mpm13">
      <style:header>
        <text:p text:style-name="MP2"><text:page-number text:select-page="current">0</text:page-number></text:p>
      </style:header>
    </style:master-page>
    <style:master-page style:name="_32_.3._20_Conclusão" style:display-name="2.3. Conclusão" style:page-layout-name="Mpm14" style:next-style-name="_32_.4._20_Referências">
      <style:header>
        <text:p text:style-name="_32_.1._b9__20__5b_tex_5d__20_Numeração_20_........................................_20__28_11_3b_normal_3b_direita_3b_simples_29_"><text:page-number text:select-page="current">0</text:page-number></text:p>
      </style:header>
    </style:master-page>
    <style:master-page style:name="_32_.4._20_Referências" style:display-name="2.4. Referências" style:page-layout-name="Mpm15">
      <style:header>
        <text:p text:style-name="_32_.1._b9__20__5b_tex_5d__20_Numeração_20_........................................_20__28_11_3b_normal_3b_direita_3b_simples_29_"><text:page-number text:select-page="current">0</text:page-number></text:p>
      </style:header>
    </style:master-page>
    <style:master-page style:name="_31_.3._20_Ficha_20_Catalográfica" style:display-name="1.3. Ficha Catalográfica" style:page-layout-name="Mpm16" style:next-style-name="_31_.4._20_FolhaAprovação"/>
    <style:master-page style:name="_31_.4._20_FolhaAprovação" style:display-name="1.4. FolhaAprovação" style:page-layout-name="Mpm2" style:next-style-name="_31_.5._20_Dedicatória"/>
    <style:master-page style:name="_31_.5._20_Dedicatória" style:display-name="1.5. Dedicatória" style:page-layout-name="Mpm17" style:next-style-name="_31_.6._20_Agradecimentos"/>
    <style:master-page style:name="_31_.6._20_Agradecimentos" style:display-name="1.6. Agradecimentos" style:page-layout-name="Mpm17" style:next-style-name="_31_.7._20_Epígrafe"/>
    <style:master-page style:name="_31_.7._20_Epígrafe" style:display-name="1.7. Epígrafe" style:page-layout-name="Mpm17" style:next-style-name="_31_.10._20_Sumário"/>
    <style:master-page style:name="_31_.8._20_Resumo" style:display-name="1.8. Resumo" style:page-layout-name="Mpm17" style:next-style-name="_31_.9._20_Abstract"/>
    <style:master-page style:name="_31_.9._20_Abstract" style:display-name="1.9. Abstract" style:page-layout-name="Mpm17" style:next-style-name="_31_.10._20_Sumário"/>
    <style:master-page style:name="_31_.10._20_Sumário" style:display-name="1.10. Sumário" style:page-layout-name="Mpm2" style:next-style-name="_32_.1._20_Introdução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3T09:16:43.310689017</meta:creation-date>
    <meta:editing-cycles>16</meta:editing-cycles>
    <meta:editing-duration>PT35M21S</meta:editing-duration>
    <dc:title>2020-04-12, Nós Platônicos, Leitura do "Elogio de Helena"</dc:title>
    <meta:generator>LibreOffice/6.4.2.2$Linux_X86_64 LibreOffice_project/4e471d8c02c9c90f512f7f9ead8875b57fcb1ec3</meta:generator>
    <dc:subject>Filosofia</dc:subject>
    <meta:initial-creator>Henricus Cappellarius</meta:initial-creator>
    <meta:keyword>Henrique Capeleiro Maia</meta:keyword>
    <meta:keyword>Filosofia</meta:keyword>
    <meta:keyword>Grupos de Estudo</meta:keyword>
    <meta:keyword>Nós Platônicos</meta:keyword>
    <meta:keyword>Filosofia Antiga</meta:keyword>
    <dc:date>2020-04-13T11:19:02.228310941</dc:date>
    <dc:creator>Henricus Cappellarius</dc:creator>
    <meta:document-statistic meta:table-count="0" meta:image-count="0" meta:object-count="0" meta:page-count="4" meta:paragraph-count="149" meta:word-count="898" meta:character-count="5194" meta:non-whitespace-character-count="4451"/>
    <meta:template xlink:type="simple" xlink:actuate="onRequest" xlink:title="Monografia ABNT UFPE (0.1.0) [esboço]" xlink:href="../../../../../Backups/LibreOffice/template/ABNT/Acadêmicos/Monografia%20ABNT%20UFPE%20%5Besboço%5D.ott" meta:date="2020-04-13T09:16:42.809658128"/>
  </office:meta>
</office:document-meta>
</file>